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hmer OS" fo:font-size="16pt" officeooo:rsid="00054aba" officeooo:paragraph-rsid="00054aba"/>
    </style:style>
    <style:style style:name="P2" style:family="paragraph" style:parent-style-name="Standard">
      <style:paragraph-properties fo:text-align="center" style:justify-single-word="false"/>
      <style:text-properties style:font-name="Khmer OS" fo:font-size="16pt" style:text-underline-style="solid" style:text-underline-width="auto" style:text-underline-color="font-color" officeooo:rsid="00054aba" officeooo:paragraph-rsid="00054aba"/>
    </style:style>
    <style:style style:name="P3" style:family="paragraph" style:parent-style-name="Standard">
      <style:paragraph-properties fo:text-align="center" style:justify-single-word="false"/>
      <style:text-properties style:font-name="Khmer OS" fo:font-size="18pt" style:text-underline-style="solid" style:text-underline-width="auto" style:text-underline-color="font-color" fo:font-weight="bold" officeooo:rsid="00054aba" officeooo:paragraph-rsid="00054ab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Khmer OS" officeooo:paragraph-rsid="00054aba" style:font-name-complex="Khmer OS"/>
    </style:style>
    <style:style style:name="P5" style:family="paragraph" style:parent-style-name="Standard">
      <style:paragraph-properties fo:text-align="start" style:justify-single-word="false"/>
      <style:text-properties style:font-name="Khmer OS" officeooo:paragraph-rsid="0005d1a1" style:font-name-complex="Khmer OS"/>
    </style:style>
    <style:style style:name="P6" style:family="paragraph" style:parent-style-name="Standard">
      <style:paragraph-properties fo:text-align="start" style:justify-single-word="false"/>
      <style:text-properties style:font-name="Khmer OS" officeooo:rsid="0005d1a1" officeooo:paragraph-rsid="0005d1a1" style:font-name-complex="Khmer OS"/>
    </style:style>
    <style:style style:name="P7" style:family="paragraph" style:parent-style-name="Standard">
      <style:paragraph-properties fo:text-align="start" style:justify-single-word="false"/>
      <style:text-properties style:font-name="Khmer OS" officeooo:rsid="000a83dc" officeooo:paragraph-rsid="000a83dc" style:font-name-complex="Khmer OS"/>
    </style:style>
    <style:style style:name="P8" style:family="paragraph" style:parent-style-name="Standard">
      <style:paragraph-properties fo:text-align="start" style:justify-single-word="false"/>
      <style:text-properties style:font-name="Khmer OS" officeooo:rsid="000c4b57" officeooo:paragraph-rsid="000c4b57" style:font-name-complex="Khmer OS"/>
    </style:style>
    <style:style style:name="P9" style:family="paragraph" style:parent-style-name="Standard">
      <style:paragraph-properties fo:text-align="start" style:justify-single-word="false"/>
      <style:text-properties style:font-name="Khmer OS" officeooo:rsid="00080a9e" officeooo:paragraph-rsid="00080a9e" style:font-name-complex="Khmer OS"/>
    </style:style>
    <style:style style:name="P10" style:family="paragraph" style:parent-style-name="Standard">
      <style:paragraph-properties fo:text-align="start" style:justify-single-word="false"/>
      <style:text-properties style:font-name="Khmer OS" officeooo:rsid="000e69a8" officeooo:paragraph-rsid="000e69a8" style:font-name-complex="Khmer OS"/>
    </style:style>
    <style:style style:name="P11" style:family="paragraph" style:parent-style-name="Standard">
      <style:paragraph-properties fo:text-align="start" style:justify-single-word="false"/>
      <style:text-properties style:font-name="Khmer OS" officeooo:rsid="000f0253" officeooo:paragraph-rsid="000f0253" style:font-name-complex="Khmer OS"/>
    </style:style>
    <style:style style:name="P12" style:family="paragraph" style:parent-style-name="Standard">
      <style:paragraph-properties fo:text-align="start" style:justify-single-word="false"/>
      <style:text-properties style:font-name="Khmer OS" officeooo:rsid="00182dcd" officeooo:paragraph-rsid="00182dcd" style:font-name-complex="Khmer OS"/>
    </style:style>
    <style:style style:name="P13" style:family="paragraph" style:parent-style-name="Standard">
      <style:paragraph-properties fo:text-align="start" style:justify-single-word="false"/>
      <style:text-properties style:font-name="Khmer OS" officeooo:rsid="0018f051" officeooo:paragraph-rsid="0018f051" style:font-name-complex="Khmer OS"/>
    </style:style>
    <style:style style:name="P14" style:family="paragraph" style:parent-style-name="Standard">
      <style:paragraph-properties fo:text-align="start" style:justify-single-word="false"/>
      <style:text-properties style:font-name="Khmer OS" officeooo:rsid="000fc18b" officeooo:paragraph-rsid="00080a9e" style:font-name-complex="Khmer OS"/>
    </style:style>
    <style:style style:name="P15" style:family="paragraph" style:parent-style-name="Standard">
      <style:paragraph-properties fo:text-align="start" style:justify-single-word="false"/>
      <style:text-properties style:font-name="Khmer OS" officeooo:rsid="0012f278" officeooo:paragraph-rsid="0010fc39" style:font-name-complex="Khmer OS"/>
    </style:style>
    <style:style style:name="P16" style:family="paragraph" style:parent-style-name="Standard">
      <style:paragraph-properties fo:text-align="start" style:justify-single-word="false"/>
      <style:text-properties officeooo:paragraph-rsid="000c4b57"/>
    </style:style>
    <style:style style:name="P17" style:family="paragraph" style:parent-style-name="Standard">
      <style:paragraph-properties fo:text-align="start" style:justify-single-word="false"/>
      <style:text-properties officeooo:paragraph-rsid="00080a9e"/>
    </style:style>
    <style:style style:name="P18" style:family="paragraph" style:parent-style-name="Standard">
      <style:paragraph-properties fo:text-align="start" style:justify-single-word="false"/>
      <style:text-properties officeooo:paragraph-rsid="000fc18b"/>
    </style:style>
    <style:style style:name="P19" style:family="paragraph" style:parent-style-name="Standard">
      <style:paragraph-properties fo:text-align="start" style:justify-single-word="false"/>
      <style:text-properties officeooo:paragraph-rsid="0010fc39"/>
    </style:style>
    <style:style style:name="P20" style:family="paragraph" style:parent-style-name="Standard">
      <style:paragraph-properties fo:text-align="start" style:justify-single-word="false"/>
      <style:text-properties style:font-name="Khmer OS" officeooo:rsid="00182dcd" officeooo:paragraph-rsid="00182dcd" style:font-name-complex="Khmer OS"/>
    </style:style>
    <style:style style:name="P21" style:family="paragraph" style:parent-style-name="Standard">
      <style:paragraph-properties fo:text-align="start" style:justify-single-word="false"/>
      <style:text-properties style:font-name="Khmer OS" officeooo:rsid="00182dcd" officeooo:paragraph-rsid="001e080b" style:font-name-complex="Khmer OS"/>
    </style:style>
    <style:style style:name="P22" style:family="paragraph" style:parent-style-name="Standard">
      <style:paragraph-properties fo:text-align="start" style:justify-single-word="false"/>
      <style:text-properties style:font-name="Khmer OS" officeooo:rsid="00182dcd" officeooo:paragraph-rsid="001fc6f1" style:font-name-complex="Khmer OS"/>
    </style:style>
    <style:style style:name="P23" style:family="paragraph" style:parent-style-name="Standard">
      <style:paragraph-properties fo:text-align="start" style:justify-single-word="false"/>
      <style:text-properties style:font-name="Khmer OS" officeooo:rsid="001e080b" officeooo:paragraph-rsid="001e080b" style:font-name-complex="Khmer OS"/>
    </style:style>
    <style:style style:name="P24" style:family="paragraph" style:parent-style-name="Standard">
      <style:paragraph-properties fo:text-align="start" style:justify-single-word="false"/>
      <style:text-properties style:font-name="Khmer OS" officeooo:rsid="000f0253" officeooo:paragraph-rsid="000f0253" style:font-name-complex="Khmer OS"/>
    </style:style>
    <style:style style:name="P25" style:family="paragraph" style:parent-style-name="Standard">
      <style:paragraph-properties fo:text-align="start" style:justify-single-word="false"/>
      <style:text-properties style:font-name="Khmer OS" officeooo:rsid="001acc6e" officeooo:paragraph-rsid="001acc6e" style:font-name-complex="Khmer OS"/>
    </style:style>
    <style:style style:name="P26" style:family="paragraph" style:parent-style-name="Standard">
      <style:paragraph-properties fo:text-align="start" style:justify-single-word="false"/>
      <style:text-properties style:font-name="Khmer OS" style:text-underline-style="solid" style:text-underline-width="auto" style:text-underline-color="font-color" fo:font-weight="bold" officeooo:rsid="001acc6e" officeooo:paragraph-rsid="001acc6e" style:font-weight-asian="bold" style:font-name-complex="Khmer OS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Khmer OS" style:text-underline-style="solid" style:text-underline-width="auto" style:text-underline-color="font-color" fo:font-weight="bold" officeooo:rsid="0018f051" officeooo:paragraph-rsid="0018f051" style:font-weight-asian="bold" style:font-name-complex="Khmer OS" style:font-weight-complex="bold"/>
    </style:style>
    <style:style style:name="T1" style:family="text">
      <style:text-properties officeooo:rsid="000570dc"/>
    </style:style>
    <style:style style:name="T2" style:family="text">
      <style:text-properties officeooo:rsid="0005d1a1"/>
    </style:style>
    <style:style style:name="T3" style:family="text">
      <style:text-properties officeooo:rsid="00080a9e"/>
    </style:style>
    <style:style style:name="T4" style:family="text">
      <style:text-properties officeooo:rsid="000e296b"/>
    </style:style>
    <style:style style:name="T5" style:family="text">
      <style:text-properties style:font-name="Khmer OS" officeooo:rsid="000c4b57" style:font-name-complex="Khmer OS"/>
    </style:style>
    <style:style style:name="T6" style:family="text">
      <style:text-properties style:font-name="Khmer OS" officeooo:rsid="000e296b" style:font-name-complex="Khmer OS"/>
    </style:style>
    <style:style style:name="T7" style:family="text">
      <style:text-properties style:font-name="Khmer OS" officeooo:rsid="000e69a8" style:font-name-complex="Khmer OS"/>
    </style:style>
    <style:style style:name="T8" style:family="text">
      <style:text-properties style:font-name="Khmer OS" officeooo:rsid="00080a9e" style:font-name-complex="Khmer OS"/>
    </style:style>
    <style:style style:name="T9" style:family="text">
      <style:text-properties style:font-name="Khmer OS" officeooo:rsid="000fc18b" style:font-name-complex="Khmer OS"/>
    </style:style>
    <style:style style:name="T10" style:family="text">
      <style:text-properties style:font-name="Khmer OS" officeooo:rsid="0010fc39" style:font-name-complex="Khmer OS"/>
    </style:style>
    <style:style style:name="T11" style:family="text">
      <style:text-properties style:font-name="Khmer OS" officeooo:rsid="0012f278" style:font-name-complex="Khmer OS"/>
    </style:style>
    <style:style style:name="T12" style:family="text">
      <style:text-properties officeooo:rsid="000e69a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8f051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0f0253" style:font-weight-asian="bold" style:font-weight-complex="bold"/>
    </style:style>
    <style:style style:name="T17" style:family="text">
      <style:text-properties officeooo:rsid="001fc6f1"/>
    </style:style>
    <style:style style:name="T18" style:family="text">
      <style:text-properties officeooo:rsid="0021b769"/>
    </style:style>
    <style:style style:name="T19" style:family="text">
      <style:text-properties officeooo:rsid="00226dbb"/>
    </style:style>
    <style:style style:name="T20" style:family="text">
      <style:text-properties officeooo:rsid="0023df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Corn Daveat</text:p>
      <text:p text:style-name="P1">Class: M3</text:p>
      <text:p text:style-name="P1"/>
      <text:p text:style-name="P1"/>
      <text:p text:style-name="P3">Exercise</text:p>
      <text:p text:style-name="P2"/>
      <text:p text:style-name="P5">1. <text:tab/>ដែលហៅថា <text:span text:style-name="T1">ASM (</text:span><text:span text:style-name="T2">Assembly programming) គឺជាភាសារកម្រិតទាបមួយដោយប្រើ <text:tab/>Register, Instruction(mov, add, sub, …), Function(PrintHex, PrintDec, printf()…) ។</text:span></text:p>
      <text:p text:style-name="P5"><text:span text:style-name="T2"><text:tab/>- </text:span><text:span text:style-name="T3">គេ</text:span><text:span text:style-name="T2">ប្រើដើម្បីសរសេរកូដរបស់CPU ដោយផ្ទាល់ក្នុង Chip 8086។</text:span></text:p>
      <text:p text:style-name="P4"/>
      <text:p text:style-name="P6">2.</text:p>
      <text:p text:style-name="P7"><text:tab/>a. <text:span text:style-name="T18">Mnemonic គឺជា Instruction នៃ assembly language( add, mov, sub, div, inc, ... )</text:span></text:p>
      <text:p text:style-name="P7"><text:tab/>b. <text:span text:style-name="T19">Assembler </text:span><text:span text:style-name="T20">គឺជា អ្នក Convert assembly language ទៅជាម៉ាសុីនកូដ.</text:span></text:p>
      <text:p text:style-name="P7"><text:tab/>c. <text:span text:style-name="T4">Invoke ជាsyntax សំរាប់ប្រើហៅProcedure, Function and Method រួមនឹង<text:tab/>ធាតុ(Arguments)របស់វាមកធ្វើការប្រតិបត្តិ</text:span></text:p>
      <text:p text:style-name="P8">d. Data type:</text:p>
      <text:p text:style-name="P16"><text:span text:style-name="T5"><text:tab/>- D</text:span><text:span text:style-name="T6">B = define Byte ( 1byte )</text:span></text:p>
      <text:p text:style-name="P16"><text:span text:style-name="T5"><text:tab/>- D</text:span><text:span text:style-name="T6">W = define word ( 2 byte )</text:span></text:p>
      <text:p text:style-name="P16"><text:span text:style-name="T5"><text:tab/>- D</text:span><text:span text:style-name="T6">D = define double word (4 bytes )</text:span><text:span text:style-name="T5"><text:line-break/><text:tab/>- </text:span><text:span text:style-name="T6">DQ = define quadword ( 8 Bytes ) </text:span></text:p>
      <text:p text:style-name="P17"><text:span text:style-name="T7">e</text:span><text:span text:style-name="T8">. ឈ្មោះហើយនឹងមុខងារ:</text:span></text:p>
      <text:p text:style-name="P9"><text:tab/>* <text:span text:style-name="T2">Register(ax, bx, cx, dx)</text:span></text:p>
      <text:p text:style-name="P17"><text:span text:style-name="T8"><text:tab/>- </text:span><text:span text:style-name="T9">ax : គឺជា accumulator ប្រើសំរាប់ទាក់ទងនឹងការធ្វើប្រមាណវិធីទាំងអស់មានដូចជា <text:tab/>Input/Output, arithmetic( +, -, *, / ) and logic ( OR, AND, NOT )</text:span></text:p>
      <text:p text:style-name="P14"><text:tab/>- bx : គឺជា Base register ប្រើផ្ទុកលេខ address នៃ data និង Instruction ហើយក៏អាច<text:tab/>ផ្ទុកទិន្នន័យ និង លទ្ធផលពេលCPUធ្វើប្រមាណវិធី</text:p>
      <text:p text:style-name="P18"><text:soft-page-break/><text:span text:style-name="T9"><text:tab/>- cx : គឺជា Count register ប្រើសំរាប់ផ្ទុកនូវតម្លៃចំនួនLoopពេលធ្វើប្រមាណវិធី Shift bit <text:tab/>or right និង </text:span><text:span text:style-name="T10">ប្រមាណវិធី ( also use like AX and BX )</text:span></text:p>
      <text:p text:style-name="P19"><text:span text:style-name="T10"><text:tab/>- dx : គឺជា Data register </text:span><text:span text:style-name="T9">ប្រើសំរាប់ទាក់ទងនឹងការធ្វើប្រមាណវិធី Input/Output <text:tab/></text:span><text:span text:style-name="T11">operation</text:span></text:p>
      <text:p text:style-name="P15"/>
      <text:p text:style-name="P10">3. Program:</text:p>
      <text:p text:style-name="P10"><text:tab/><text:span text:style-name="T16">A. Sum = 1+4+7+….</text:span></text:p>
      <text:p text:style-name="P10"><text:tab/>.Data</text:p>
      <text:p text:style-name="P10"><text:tab/><text:tab/>sum<text:tab/>dw<text:tab/>0</text:p>
      <text:p text:style-name="P10"><text:tab/><text:tab/>n<text:tab/>dw<text:tab/>0</text:p>
      <text:p text:style-name="P10"><text:tab/>.Code</text:p>
      <text:p text:style-name="P10"><text:tab/>start:</text:p>
      <text:p text:style-name="P10"><text:tab/><text:tab/>printf("Input N")</text:p>
      <text:p text:style-name="P10"><text:tab/><text:tab/>invoke crt_scanf, chr$("%d"), addr n</text:p>
      <text:p text:style-name="P10"><text:tab/><text:tab/>mov dx, 1</text:p>
      <text:p text:style-name="P10"><text:tab/><text:tab/>.while(dx &lt;= n)</text:p>
      <text:p text:style-name="P10"><text:tab/><text:tab/><text:tab/>add sum, dx</text:p>
      <text:p text:style-name="P10"><text:tab/><text:tab/><text:tab/>add dx, 3</text:p>
      <text:p text:style-name="P10"><text:tab/><text:tab/>.endw</text:p>
      <text:p text:style-name="P10"><text:tab/><text:tab/>printf("Sum= %d", sum)</text:p>
      <text:p text:style-name="P10"><text:tab/><text:tab/>getkey</text:p>
      <text:p text:style-name="P10"><text:tab/>Ret<text:tab/> </text:p>
      <text:p text:style-name="P10"/>
      <text:p text:style-name="P11"><text:tab/><text:span text:style-name="T15">b. មធ្យមភាគ</text:span></text:p>
      <text:p text:style-name="P11"/>
      <text:p text:style-name="P12">4. <text:span text:style-name="T12">Program:</text:span></text:p>
      <text:p text:style-name="P12"><text:tab/><text:span text:style-name="T13">a. Sum = 1+3+5+….</text:span><text:line-break/><text:tab/>.Data</text:p>
      <text:p text:style-name="P12"><text:s text:c="4"/><text:tab/><text:tab/>sum <text:s text:c="6"/>DW <text:s text:c="3"/>0 </text:p>
      <text:p text:style-name="P12"><text:s text:c="4"/><text:tab/><text:tab/>n <text:s text:c="6"/>DW <text:s text:c="3"/>0</text:p>
      <text:p text:style-name="P12"><text:soft-page-break/><text:tab/>.Code</text:p>
      <text:p text:style-name="P12"><text:tab/>start:</text:p>
      <text:p text:style-name="P12"><text:s text:c="6"/><text:tab/><text:tab/>print "Enter n: "</text:p>
      <text:p text:style-name="P12"><text:s text:c="6"/><text:tab/><text:tab/>invoke crt_scanf, chr$("%d"), addr n ; input n</text:p>
      <text:p text:style-name="P12"><text:s text:c="6"/><text:tab/><text:tab/>mov dx, 1 ; dx = 1</text:p>
      <text:p text:style-name="P12"><text:s text:c="6"/><text:tab/><text:tab/>.while(dx &lt;= n) ; loop and conditon (if dx &lt;= n)</text:p>
      <text:p text:style-name="P12"><text:s text:c="6"/><text:tab/><text:tab/> <text:s/>add sum, dx ; sum + dx</text:p>
      <text:p text:style-name="P12"><text:s text:c="6"/><text:tab/><text:tab/> <text:s/>add dx, 2 ; dx +=2</text:p>
      <text:p text:style-name="P12"><text:s text:c="6"/><text:tab/><text:tab/>.endw ; end loop</text:p>
      <text:p text:style-name="P12"><text:s text:c="6"/><text:tab/><text:tab/>invoke crt_printf, chr$("Sum= %d"), sum ; Display sum</text:p>
      <text:p text:style-name="P12"><text:s text:c="6"/><text:tab/><text:tab/>getkey ; Press any key</text:p>
      <text:p text:style-name="P12"><text:tab/>Ret <text:s text:c="2"/></text:p>
      <text:p text:style-name="P12"/>
      <text:p text:style-name="P21"><text:tab/><text:span text:style-name="T14">b. </text:span></text:p>
      <text:p text:style-name="P12"/>
      <text:p text:style-name="P23">4.</text:p>
      <text:p text:style-name="P11"/>
      <text:p text:style-name="P27">5. ពន្យល់Statementនិមួយៗ:</text:p>
      <text:p text:style-name="P13"><text:tab/>1. initialize sum and n = 0</text:p>
      <text:p text:style-name="P13"><text:tab/>2. display “Enter a n: “</text:p>
      <text:p text:style-name="P13"><text:tab/>3. input n</text:p>
      <text:p text:style-name="P13"><text:tab/>4. assign edx = 1</text:p>
      <text:p text:style-name="P13"><text:tab/>5. start loop with condition edx &lt;= n<text:line-break/><text:tab/>6. if true ( sum + dx and increase dx )</text:p>
      <text:p text:style-name="P13"><text:tab/>7. else condition false end loop</text:p>
      <text:p text:style-name="P13"><text:tab/>8. Display “Sum”</text:p>
      <text:p text:style-name="P13"><text:tab/>9. Pause screen</text:p>
      <text:p text:style-name="P13"><text:tab/>10. Done</text:p>
      <text:p text:style-name="P25"/>
      <text:p text:style-name="P26">6. <text:span text:style-name="T17">Write a program adds 5 bytes number:</text:span></text:p>
      <text:p text:style-name="P22"><text:soft-page-break/><text:span text:style-name="T14"><text:tab/>.Data</text:span></text:p>
      <text:p text:style-name="P22"><text:s text:c="4"/><text:tab/><text:tab/>x <text:s text:c="4"/>DW<text:tab/> <text:s/>12h </text:p>
      <text:p text:style-name="P22"><text:s text:c="4"/><text:tab/><text:tab/>y <text:s text:c="4"/>DW<text:tab/> <text:s/>15h</text:p>
      <text:p text:style-name="P22"><text:s text:c="8"/><text:tab/><text:tab/>r<text:tab/>DW<text:tab/> <text:s/>25h</text:p>
      <text:p text:style-name="P22"><text:s text:c="8"/><text:tab/><text:tab/>xx<text:tab/>DW<text:tab/>1Fh</text:p>
      <text:p text:style-name="P22"><text:s text:c="8"/><text:tab/><text:tab/>rr<text:tab/>DB<text:tab/>2Bh</text:p>
      <text:p text:style-name="P22"><text:tab/>.Code</text:p>
      <text:p text:style-name="P22"><text:tab/>start:</text:p>
      <text:p text:style-name="P22"><text:tab/><text:tab/>add x, 5</text:p>
      <text:p text:style-name="P22"><text:tab/><text:tab/>add y, 5</text:p>
      <text:p text:style-name="P22"><text:tab/><text:tab/>add r, 5</text:p>
      <text:p text:style-name="P22"><text:tab/><text:tab/>add xx, 5</text:p>
      <text:p text:style-name="P22"><text:tab/><text:tab/>add rr, 5</text:p>
      <text:p text:style-name="P22"><text:tab/><text:tab/>PrintHex x </text:p>
      <text:p text:style-name="P22"><text:tab/><text:tab/>PrintHex y </text:p>
      <text:p text:style-name="P22"><text:tab/><text:tab/>PrintHex r </text:p>
      <text:p text:style-name="P22"><text:tab/><text:tab/>PrintHex xx </text:p>
      <text:p text:style-name="P22"><text:tab/><text:tab/>PrintHex rr </text:p>
      <text:p text:style-name="P22"><text:tab/>Ret<text:tab/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2-08T09:39:00.884666753</dc:date>
    <meta:editing-duration>PT3H17M56S</meta:editing-duration>
    <meta:editing-cycles>17</meta:editing-cycles>
    <meta:document-statistic meta:table-count="0" meta:image-count="0" meta:object-count="0" meta:page-count="4" meta:paragraph-count="85" meta:word-count="397" meta:character-count="2242" meta:non-whitespace-character-count="1664"/>
  </office:meta>
</office:document-meta>
</file>